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P1" style:family="paragraph"/>
    <style:style style:name="fr1" style:family="graphic">
      <style:graphic-properties fo:border="none" fo:padding-bottom="100pt" fo:padding-left="25pt" fo:padding-right="75pt" fo:padding-top="50pt" style:horizontal-pos="from-left" style:horizontal-rel="page" style:vertical-pos="from-top" style:vertical-rel="page"/>
    </style:style>
  </office:automatic-styles>
  <office:body>
    <office:text>
      <draw:frame draw:name="Anchored Frame" draw:style-name="fr1" svg:x="30pt" svg:y="155pt" text:anchor-type="page" text:anchor-page-number="1" draw:z-index="2" svg:width="180pt" svg:height="180pt">
        <draw:text-box fo:min-height="180pt">
          <text:p text:style-name="P1">Text centered due to fo:padding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91</meta:generator>
    <meta:initial-creator>Thomas Zander</meta:initial-creator>
    <meta:editing-cycles>2</meta:editing-cycles>
    <meta:creation-date>2006-07-28T21:44:53</meta:creation-date>
    <dc:date>2006-07-28T22:07:38</dc:date>
    <dc:creator>Copyright (C) 2006 Intel Corporation.</dc:creator>
    <meta:user-defined meta:name="country">Netherlands</meta:user-defined>
    <meta:user-defined meta:name="city">Enschede</meta:user-defined>
  </office:meta>
</office:document-meta>
</file>